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03_06-32-26_000.jpg</text:p>
          </table:table-cell>
          <table:table-cell table:style-name="ce12" office:value-type="string">
            <text:p>:m other / 記録　文書 / @自室 / 朝、体操 / パターン / ランニング / version=4</text:p>
          </table:table-cell>
          <table:table-cell table:style-name="ce3"/>
          <table:table-cell table:style-name="ce3"/>
          <table:table-cell table:style-name="ce3" office:value-type="string">
            <text:p>N-35-35-28.86 E-139-34-49.87</text:p>
          </table:table-cell>
          <table:table-cell table:style-name="ce27" table:formula="of:=IF([.E2]=&quot;&quot;;[.C2];CONCATENATE([.C2];&quot; / &quot;;[.E2]))" office:value-type="string" office:string-value=":m other / 記録　文書 / @自室 / 朝、体操 / パターン / ランニング / version=4">
            <text:p>:m other / 記録　文書 / @自室 / 朝、体操 / パターン / ランニング / version=4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19_09-53-36_000.jpg</text:p>
          </table:table-cell>
          <table:table-cell table:style-name="ce15" office:value-type="string">
            <text:p>:m 1-2*2 / physics / １階微分と２階微分が等しいこと、何を示しているか / 高橋康氏の本に関連して</text:p>
          </table:table-cell>
          <table:table-cell table:style-name="ce3"/>
          <table:table-cell table:style-name="ce3"/>
          <table:table-cell table:style-name="ce3" office:value-type="string">
            <text:p>N-35-35-28.48 E-139-34-49.11</text:p>
          </table:table-cell>
          <table:table-cell table:style-name="ce27" table:formula="of:=IF([.E3]=&quot;&quot;;[.C3];CONCATENATE([.C3];&quot; / &quot;;[.E3]))" office:value-type="string" office:string-value=":m 1-2*2 / physics / １階微分と２階微分が等しいこと、何を示しているか / 高橋康氏の本に関連して">
            <text:p>:m 1-2*2 / physics / １階微分と２階微分が等しいこと、何を示しているか / 高橋康氏の本に関連して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19_10-02-56_000.jpg</text:p>
          </table:table-cell>
          <table:table-cell table:style-name="ce15" office:value-type="string">
            <text:p>:m 食べた物　間食 / 味噌スープ</text:p>
          </table:table-cell>
          <table:table-cell table:style-name="ce20"/>
          <table:table-cell table:style-name="ce3"/>
          <table:table-cell table:style-name="ce3" office:value-type="string">
            <text:p>N-35-35-2.89 E-139-34-37.62</text:p>
          </table:table-cell>
          <table:table-cell table:style-name="ce27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19_10-49-28_000.jpg</text:p>
          </table:table-cell>
          <table:table-cell table:style-name="ce15" office:value-type="string">
            <text:p>:m 食べた物</text:p>
          </table:table-cell>
          <table:table-cell table:style-name="ce19"/>
          <table:table-cell table:style-name="ce3"/>
          <table:table-cell table:style-name="ce3" office:value-type="string">
            <text:p>N-35-35-42.97 E-139-35-45.08</text:p>
          </table:table-cell>
          <table:table-cell table:style-name="ce27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19_15-20-59_000.jpg</text:p>
          </table:table-cell>
          <table:table-cell table:style-name="ce15" office:value-type="string">
            <text:p>:m music / log / kb / || s.1:r-1,patt,n-2(1).n,n-2(2).n,n-2(3).n,t.90,score+,k.C,R=1</text:p>
          </table:table-cell>
          <table:table-cell table:style-name="ce19"/>
          <table:table-cell table:style-name="ce3"/>
          <table:table-cell table:style-name="ce3" office:value-type="string">
            <text:p>N-35-35-28.94 E-139-34-49.43</text:p>
          </table:table-cell>
          <table:table-cell table:style-name="ce27" table:formula="of:=IF([.E6]=&quot;&quot;;[.C6];CONCATENATE([.C6];&quot; / &quot;;[.E6]))" office:value-type="string" office:string-value=":m music / log / kb / || s.1:r-1,patt,n-2(1).n,n-2(2).n,n-2(3).n,t.90,score+,k.C,R=1">
            <text:p>:m music / log / kb / || s.1:r-1,patt,n-2(1).n,n-2(2).n,n-2(3).n,t.90,score+,k.C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19_15-29-24_000.jpg</text:p>
          </table:table-cell>
          <table:table-cell table:style-name="ce15" office:value-type="string">
            <text:p>:m :i 1*1 / music / kb / k-1219-1 / further</text:p>
          </table:table-cell>
          <table:table-cell table:style-name="ce12"/>
          <table:table-cell table:style-name="ce3"/>
          <table:table-cell table:style-name="ce3" office:value-type="string">
            <text:p>N-35-35-28.56 E-139-34-49.27</text:p>
          </table:table-cell>
          <table:table-cell table:style-name="ce27" table:formula="of:=IF([.E7]=&quot;&quot;;[.C7];CONCATENATE([.C7];&quot; / &quot;;[.E7]))" office:value-type="string" office:string-value=":m :i 1*1 / music / kb / k-1219-1 / further">
            <text:p>:m :i 1*1 / music / kb / k-1219-1 / further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19_17-31-27_000.jpg</text:p>
          </table:table-cell>
          <table:table-cell table:style-name="ce15" office:value-type="string">
            <text:p>:m 1*1 RES / 245 / 『古典場から量子場への道』　高橋康 / p.109</text:p>
          </table:table-cell>
          <table:table-cell table:style-name="ce14"/>
          <table:table-cell table:style-name="ce3"/>
          <table:table-cell table:style-name="ce3" office:value-type="string">
            <text:p>N-35-35-28.16 E-139-34-49.16</text:p>
          </table:table-cell>
          <table:table-cell table:style-name="ce27" table:formula="of:=IF([.E8]=&quot;&quot;;[.C8];CONCATENATE([.C8];&quot; / &quot;;[.E8]))" office:value-type="string" office:string-value=":m 1*1 RES / 245 / 『古典場から量子場への道』　高橋康 / p.109">
            <text:p>:m 1*1 RES / 245 / 『古典場から量子場への道』　高橋康 / p.10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2019-12-19_18-55-01_000.jpg</text:p>
          </table:table-cell>
          <table:table-cell table:style-name="ce15" office:value-type="string">
            <text:p>:m music / log / gt / || s.1:et-6,patt,patt-27(4)-1.n,patt-27(4)-2.n,patt-27(5).n,for=flamenco:shuffle+percussion,score+,t.105,R=1 || s.2:et-6,r,patt-27(3),patt-27(3)-2.n,for=flamenco:shuffle,score+,t.105,R=2 || s.3:rs-33,patt,n-2:chord-no.2,source=g-1217-3,,chord=D,for=harmony(hm),k.B7+2,R=3</text:p>
          </table:table-cell>
          <table:table-cell table:style-name="ce15"/>
          <table:table-cell table:style-name="ce3"/>
          <table:table-cell table:style-name="ce3" office:value-type="string">
            <text:p>N-35-35-28.77 E-139-34-49.43</text:p>
          </table:table-cell>
          <table:table-cell table:style-name="ce27" table:formula="of:=IF([.E9]=&quot;&quot;;[.C9];CONCATENATE([.C9];&quot; / &quot;;[.E9]))" office:value-type="string" office:string-value=":m music / log / gt / || s.1:et-6,patt,patt-27(4)-1.n,patt-27(4)-2.n,patt-27(5).n,for=flamenco:shuffle+percussion,score+,t.105,R=1 || s.2:et-6,r,patt-27(3),patt-27(3)-2.n,for=flamenco:shuffle,score+,t.105,R=2 || s.3:rs-33,patt,n-2:chord-no.2,source=g-1217-3,,chord=D,for=harmony(hm),k.B7+2,R=3">
            <text:p>:m music / log / gt / || s.1:et-6,patt,patt-27(4)-1.n,patt-27(4)-2.n,patt-27(5).n,for=flamenco:shuffle+percussion,score+,t.105,R=1 || s.2:et-6,r,patt-27(3),patt-27(3)-2.n,for=flamenco:shuffle,score+,t.105,R=2 || s.3:rs-33,patt,n-2:chord-no.2,source=g-1217-3,,chord=D,for=harmony(hm),k.B7+2,R=3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19_20-52-25_000.jpg</text:p>
          </table:table-cell>
          <table:table-cell table:style-name="ce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1.24 E-139-34-42.95</text:p>
          </table:table-cell>
          <table:table-cell table:style-name="ce27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20_00-39-27_000.jpg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style-name="ce3"/>
          <table:table-cell table:style-name="ce3" office:value-type="string">
            <text:p>N-35-35-42.97 E-139-35-45.08</text:p>
          </table:table-cell>
          <table:table-cell table:style-name="ce27" table:formula="of:=IF([.E11]=&quot;&quot;;[.C11];CONCATENATE([.C11];&quot; / &quot;;[.E11]))" office:value-type="string" office:string-value=":m :PHOTO 寝た時刻 / 2019">
            <text:p>:m :PHOTO 寝た時刻 / 2019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20_05-31-22_000.jpg</text:p>
          </table:table-cell>
          <table:table-cell table:style-name="ce15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8.35 E-139-34-49.54</text:p>
          </table:table-cell>
          <table:table-cell table:style-name="ce27" table:formula="of:=IF([.E12]=&quot;&quot;;[.C12];CONCATENATE([.C12];&quot; / &quot;;[.E12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20_06-11-24_000.jpg</text:p>
          </table:table-cell>
          <table:table-cell table:style-name="ce15" office:value-type="string">
            <text:p>:m :i 1*1 / music / gt / g-1219-3 / further</text:p>
          </table:table-cell>
          <table:table-cell table:style-name="ce15"/>
          <table:table-cell table:style-name="ce3"/>
          <table:table-cell table:style-name="ce3" office:value-type="string">
            <text:p>N-35-35-26.66 E-139-34-48.56</text:p>
          </table:table-cell>
          <table:table-cell table:style-name="ce27" table:formula="of:=IF([.E13]=&quot;&quot;;[.C13];CONCATENATE([.C13];&quot; / &quot;;[.E13]))" office:value-type="string" office:string-value=":m :i 1*1 / music / gt / g-1219-3 / further">
            <text:p>:m :i 1*1 / music / gt / g-1219-3 / further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8-15_17-19-41_000.m4a</text:p>
          </table:table-cell>
          <table:table-cell table:style-name="ce6" office:value-type="string">
            <text:p>:VOICE-MEMO / @自室 / 記録 / guitar,gt / g-0815-1 / id=f-10(N),R=1</text:p>
          </table:table-cell>
          <table:table-cell table:style-name="ce19"/>
          <table:table-cell table:style-name="ce3"/>
          <table:table-cell table:style-name="ce3"/>
          <table:table-cell table:style-name="ce27" table:formula="of:=IF([.E14]=&quot;&quot;;[.C14];CONCATENATE([.C14];&quot; / &quot;;[.E14]))" office:value-type="string" office:string-value=":VOICE-MEMO / @自室 / 記録 / guitar,gt / g-0815-1 / id=f-10(N),R=1">
            <text:p>:VOICE-MEMO / @自室 / 記録 / guitar,gt / g-0815-1 / id=f-10(N)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8-15_17-25-12_000.m4a</text:p>
          </table:table-cell>
          <table:table-cell table:style-name="ce6" office:value-type="string">
            <text:p>:VOICE-MEMO / @自室 / 記録 / guitar,gt / g-0815-2 / id=f-10,var-1,R=2</text:p>
          </table:table-cell>
          <table:table-cell table:style-name="ce14"/>
          <table:table-cell table:style-name="ce3"/>
          <table:table-cell table:style-name="ce3"/>
          <table:table-cell table:style-name="ce27" table:formula="of:=IF([.E15]=&quot;&quot;;[.C15];CONCATENATE([.C15];&quot; / &quot;;[.E15]))" office:value-type="string" office:string-value=":VOICE-MEMO / @自室 / 記録 / guitar,gt / g-0815-2 / id=f-10,var-1,R=2">
            <text:p>:VOICE-MEMO / @自室 / 記録 / guitar,gt / g-0815-2 / id=f-10,var-1,R=2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8-15_17-35-57_000.m4a</text:p>
          </table:table-cell>
          <table:table-cell table:style-name="ce6" office:value-type="string">
            <text:p>:VOICE-MEMO / @自室 / 記録 / guitar,gt / g-0815-3 / id=ch-5(N),R=3,k.C△</text:p>
          </table:table-cell>
          <table:table-cell table:style-name="ce15"/>
          <table:table-cell table:style-name="ce3"/>
          <table:table-cell table:style-name="ce3"/>
          <table:table-cell table:style-name="ce27" table:formula="of:=IF([.E16]=&quot;&quot;;[.C16];CONCATENATE([.C16];&quot; / &quot;;[.E16]))" office:value-type="string" office:string-value=":VOICE-MEMO / @自室 / 記録 / guitar,gt / g-0815-3 / id=ch-5(N),R=3,k.C△">
            <text:p>:VOICE-MEMO / @自室 / 記録 / guitar,gt / g-0815-3 / id=ch-5(N),R=3,k.C△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8-15_17-41-01_000.m4a</text:p>
          </table:table-cell>
          <table:table-cell table:style-name="ce6" office:value-type="string">
            <text:p>:VOICE-MEMO / @自室 / 記録 / guitar,gt / g-0815-4 / id=ch-5(N),R=3,k.C△</text:p>
          </table:table-cell>
          <table:table-cell table:style-name="ce15"/>
          <table:table-cell table:style-name="ce3"/>
          <table:table-cell table:style-name="ce3"/>
          <table:table-cell table:style-name="ce27" table:formula="of:=IF([.E17]=&quot;&quot;;[.C17];CONCATENATE([.C17];&quot; / &quot;;[.E17]))" office:value-type="string" office:string-value=":VOICE-MEMO / @自室 / 記録 / guitar,gt / g-0815-4 / id=ch-5(N),R=3,k.C△">
            <text:p>:VOICE-MEMO / @自室 / 記録 / guitar,gt / g-0815-4 / id=ch-5(N),R=3,k.C△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8-15_17-45-21_000.m4a</text:p>
          </table:table-cell>
          <table:table-cell table:style-name="ce6" office:value-type="string">
            <text:p>:VOICE-MEMO / @自室 / 記録 / guitar,gt / g-0815-5 / id=ch-5(N),R=3,k.C△</text:p>
          </table:table-cell>
          <table:table-cell table:style-name="ce12"/>
          <table:table-cell table:style-name="ce3"/>
          <table:table-cell table:style-name="ce3"/>
          <table:table-cell table:style-name="ce27" table:formula="of:=IF([.E18]=&quot;&quot;;[.C18];CONCATENATE([.C18];&quot; / &quot;;[.E18]))" office:value-type="string" office:string-value=":VOICE-MEMO / @自室 / 記録 / guitar,gt / g-0815-5 / id=ch-5(N),R=3,k.C△">
            <text:p>:VOICE-MEMO / @自室 / 記録 / guitar,gt / g-0815-5 / id=ch-5(N),R=3,k.C△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8-15_18-07-28_000.m4a</text:p>
          </table:table-cell>
          <table:table-cell table:style-name="ce6" office:value-type="string">
            <text:p>:VOICE-MEMO / @自室 / 記録 / guitar,gt / g-0815-6 / id=ch-5(N),R=3,k.C△</text:p>
          </table:table-cell>
          <table:table-cell table:style-name="ce3"/>
          <table:table-cell table:style-name="ce3"/>
          <table:table-cell table:style-name="ce3"/>
          <table:table-cell table:style-name="ce27" table:formula="of:=IF([.E19]=&quot;&quot;;[.C19];CONCATENATE([.C19];&quot; / &quot;;[.E19]))" office:value-type="string" office:string-value=":VOICE-MEMO / @自室 / 記録 / guitar,gt / g-0815-6 / id=ch-5(N),R=3,k.C△">
            <text:p>:VOICE-MEMO / @自室 / 記録 / guitar,gt / g-0815-6 / id=ch-5(N),R=3,k.C△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8-16_17-28-01_000.m4a</text:p>
          </table:table-cell>
          <table:table-cell table:style-name="ce6" office:value-type="string">
            <text:p>:VOICE-MEMO / @自室 / 記録 / guitar,gt / g-0816-1 / id=ch-6(N),R=1,k.D△+12</text:p>
          </table:table-cell>
          <table:table-cell table:style-name="ce3"/>
          <table:table-cell table:style-name="ce3"/>
          <table:table-cell table:style-name="ce3"/>
          <table:table-cell table:style-name="ce27" table:formula="of:=IF([.E20]=&quot;&quot;;[.C20];CONCATENATE([.C20];&quot; / &quot;;[.E20]))" office:value-type="string" office:string-value=":VOICE-MEMO / @自室 / 記録 / guitar,gt / g-0816-1 / id=ch-6(N),R=1,k.D△+12">
            <text:p>:VOICE-MEMO / @自室 / 記録 / guitar,gt / g-0816-1 / id=ch-6(N),R=1,k.D△+1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8-16_17-34-42_000.m4a</text:p>
          </table:table-cell>
          <table:table-cell table:style-name="ce6" office:value-type="string">
            <text:p>:VOICE-MEMO / @自室 / 記録 / guitar,gt / g-0816-2 / id=rs-7(N),R=2,ch-5のあと、どの音に下がるか？</text:p>
          </table:table-cell>
          <table:table-cell table:style-name="ce19"/>
          <table:table-cell table:style-name="ce3"/>
          <table:table-cell table:style-name="ce3"/>
          <table:table-cell table:style-name="ce27" table:formula="of:=IF([.E21]=&quot;&quot;;[.C21];CONCATENATE([.C21];&quot; / &quot;;[.E21]))" office:value-type="string" office:string-value=":VOICE-MEMO / @自室 / 記録 / guitar,gt / g-0816-2 / id=rs-7(N),R=2,ch-5のあと、どの音に下がるか？">
            <text:p>:VOICE-MEMO / @自室 / 記録 / guitar,gt / g-0816-2 / id=rs-7(N),R=2,ch-5のあと、どの音に下がるか？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8-16_17-40-43_000.m4a</text:p>
          </table:table-cell>
          <table:table-cell table:style-name="ce6" office:value-type="string">
            <text:p>:VOICE-MEMO / @自室 / 記録 / guitar,gt / g-0816-3 / id=rs-7(N),R=2,ch-5のあと、どの音に下がるか？</text:p>
          </table:table-cell>
          <table:table-cell table:style-name="ce19"/>
          <table:table-cell table:style-name="ce3"/>
          <table:table-cell table:style-name="ce3"/>
          <table:table-cell table:style-name="ce27" table:formula="of:=IF([.E22]=&quot;&quot;;[.C22];CONCATENATE([.C22];&quot; / &quot;;[.E22]))" office:value-type="string" office:string-value=":VOICE-MEMO / @自室 / 記録 / guitar,gt / g-0816-3 / id=rs-7(N),R=2,ch-5のあと、どの音に下がるか？">
            <text:p>:VOICE-MEMO / @自室 / 記録 / guitar,gt / g-0816-3 / id=rs-7(N),R=2,ch-5のあと、どの音に下がるか？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8-16_17-55-29_000.m4a</text:p>
          </table:table-cell>
          <table:table-cell table:style-name="ce6" office:value-type="string">
            <text:p>:VOICE-MEMO / @自室 / 記録 / guitar,gt / g-0816-4 / id=f-11(N), I.f.=ch-7,R=4</text:p>
          </table:table-cell>
          <table:table-cell table:style-name="ce12"/>
          <table:table-cell table:style-name="ce3"/>
          <table:table-cell table:style-name="ce3"/>
          <table:table-cell table:style-name="ce27" table:formula="of:=IF([.E23]=&quot;&quot;;[.C23];CONCATENATE([.C23];&quot; / &quot;;[.E23]))" office:value-type="string" office:string-value=":VOICE-MEMO / @自室 / 記録 / guitar,gt / g-0816-4 / id=f-11(N), I.f.=ch-7,R=4">
            <text:p>:VOICE-MEMO / @自室 / 記録 / guitar,gt / g-0816-4 / id=f-11(N), I.f.=ch-7,R=4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8-16_18-00-30_000.m4a</text:p>
          </table:table-cell>
          <table:table-cell table:style-name="ce6" office:value-type="string">
            <text:p>:VOICE-MEMO / @自室 / 記録 / guitar,gt / g-0816-5 / id=ch-7(N),continue=ch-5,k.C△+10,R=5</text:p>
          </table:table-cell>
          <table:table-cell table:style-name="ce3"/>
          <table:table-cell table:style-name="ce3"/>
          <table:table-cell table:style-name="ce3"/>
          <table:table-cell table:style-name="ce27" table:formula="of:=IF([.E24]=&quot;&quot;;[.C24];CONCATENATE([.C24];&quot; / &quot;;[.E24]))" office:value-type="string" office:string-value=":VOICE-MEMO / @自室 / 記録 / guitar,gt / g-0816-5 / id=ch-7(N),continue=ch-5,k.C△+10,R=5">
            <text:p>:VOICE-MEMO / @自室 / 記録 / guitar,gt / g-0816-5 / id=ch-7(N),continue=ch-5,k.C△+10,R=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08-16_18-09-55_000.m4a</text:p>
          </table:table-cell>
          <table:table-cell table:style-name="ce6" office:value-type="string">
            <text:p>:VOICE-MEMO / @自室 / 記録 / guitar,gt / g-0816-6 / id=rs-8(N),i.f.=sec.3,c.p.=V-IV-I,k.F,R=6</text:p>
          </table:table-cell>
          <table:table-cell table:style-name="ce3"/>
          <table:table-cell table:style-name="ce3"/>
          <table:table-cell table:style-name="ce3"/>
          <table:table-cell table:style-name="ce27" table:formula="of:=IF([.E25]=&quot;&quot;;[.C25];CONCATENATE([.C25];&quot; / &quot;;[.E25]))" office:value-type="string" office:string-value=":VOICE-MEMO / @自室 / 記録 / guitar,gt / g-0816-6 / id=rs-8(N),i.f.=sec.3,c.p.=V-IV-I,k.F,R=6">
            <text:p>:VOICE-MEMO / @自室 / 記録 / guitar,gt / g-0816-6 / id=rs-8(N),i.f.=sec.3,c.p.=V-IV-I,k.F,R=6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19_15-04-07_000.mov</text:p>
          </table:table-cell>
          <table:table-cell table:style-name="ce6" office:value-type="string">
            <text:p>:VIDEO / @自宅 / メモ / kb,keyboard / 演奏、play / k-1219-1 / r-1,patt,n-2(1).n,n-2(2).n,n-2(3).n,t.90,score+,k.C,R=1</text:p>
          </table:table-cell>
          <table:table-cell table:style-name="ce3"/>
          <table:table-cell table:style-name="ce3"/>
          <table:table-cell table:style-name="ce3"/>
          <table:table-cell table:style-name="ce27" table:formula="of:=IF([.E26]=&quot;&quot;;[.C26];CONCATENATE([.C26];&quot; / &quot;;[.E26]))" office:value-type="string" office:string-value=":VIDEO / @自宅 / メモ / kb,keyboard / 演奏、play / k-1219-1 / r-1,patt,n-2(1).n,n-2(2).n,n-2(3).n,t.90,score+,k.C,R=1">
            <text:p>:VIDEO / @自宅 / メモ / kb,keyboard / 演奏、play / k-1219-1 / r-1,patt,n-2(1).n,n-2(2).n,n-2(3).n,t.90,score+,k.C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19_17-59-42_000.mov</text:p>
          </table:table-cell>
          <table:table-cell table:style-name="ce6" office:value-type="string">
            <text:p>:VIDEO / @自宅 / メモ / guitar,gt / 演奏、play / g-1219-1 / et-6,patt,patt-27(4)-1.n,patt-27(4)-2.n,patt-27(5).n,for=flamenco:shuffle+percussion,score+,t.105,R=1</text:p>
          </table:table-cell>
          <table:table-cell table:style-name="ce20"/>
          <table:table-cell table:style-name="ce3"/>
          <table:table-cell table:style-name="ce3"/>
          <table:table-cell table:style-name="ce27" table:formula="of:=IF([.E27]=&quot;&quot;;[.C27];CONCATENATE([.C27];&quot; / &quot;;[.E27]))" office:value-type="string" office:string-value=":VIDEO / @自宅 / メモ / guitar,gt / 演奏、play / g-1219-1 / et-6,patt,patt-27(4)-1.n,patt-27(4)-2.n,patt-27(5).n,for=flamenco:shuffle+percussion,score+,t.105,R=1">
            <text:p>:VIDEO / @自宅 / メモ / guitar,gt / 演奏、play / g-1219-1 / et-6,patt,patt-27(4)-1.n,patt-27(4)-2.n,patt-27(5).n,for=flamenco:shuffle+percussion,score+,t.105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 office:value-type="float" office:value="16">
            <text:p>16</text:p>
          </table:table-cell>
          <table:table-cell table:style-name="ce3" office:value-type="string">
            <text:p>2019-12-19_18-23-58_000.mov</text:p>
          </table:table-cell>
          <table:table-cell table:style-name="ce6" office:value-type="string">
            <text:p>:VIDEO / @自宅 / メモ / guitar,gt / 演奏、play / g-1219-2 / et-6,r,patt-27(3),patt-27(3)-2.n,for=flamenco:shuffle,score+,t.105,R=2</text:p>
          </table:table-cell>
          <table:table-cell table:style-name="ce19"/>
          <table:table-cell table:style-name="ce3"/>
          <table:table-cell table:style-name="ce3"/>
          <table:table-cell table:style-name="ce27" table:formula="of:=IF([.E28]=&quot;&quot;;[.C28];CONCATENATE([.C28];&quot; / &quot;;[.E28]))" office:value-type="string" office:string-value=":VIDEO / @自宅 / メモ / guitar,gt / 演奏、play / g-1219-2 / et-6,r,patt-27(3),patt-27(3)-2.n,for=flamenco:shuffle,score+,t.105,R=2">
            <text:p>:VIDEO / @自宅 / メモ / guitar,gt / 演奏、play / g-1219-2 / et-6,r,patt-27(3),patt-27(3)-2.n,for=flamenco:shuffle,score+,t.105,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19_18-41-21_000.mov</text:p>
          </table:table-cell>
          <table:table-cell table:style-name="ce6" office:value-type="string">
            <text:p>:VIDEO / @自宅 / メモ / guitar,gt / 演奏、play / g-1219-3 / rs-33,patt,n-2:chord-no.2,source=g-1217-3,,chord=D,for=harmony(hm),k.B7+2,R=3</text:p>
          </table:table-cell>
          <table:table-cell table:style-name="ce19"/>
          <table:table-cell table:style-name="ce3"/>
          <table:table-cell table:style-name="ce3"/>
          <table:table-cell table:style-name="ce27" table:formula="of:=IF([.E29]=&quot;&quot;;[.C29];CONCATENATE([.C29];&quot; / &quot;;[.E29]))" office:value-type="string" office:string-value=":VIDEO / @自宅 / メモ / guitar,gt / 演奏、play / g-1219-3 / rs-33,patt,n-2:chord-no.2,source=g-1217-3,,chord=D,for=harmony(hm),k.B7+2,R=3">
            <text:p>:VIDEO / @自宅 / メモ / guitar,gt / 演奏、play / g-1219-3 / rs-33,patt,n-2:chord-no.2,source=g-1217-3,,chord=D,for=harmony(hm),k.B7+2,R=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3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30]=&quot;&quot;;[.C30];CONCATENATE([.C30];&quot; / &quot;;[.E3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1]=&quot;&quot;;[.C31];CONCATENATE([.C31];&quot; / &quot;;[.E3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3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2]=&quot;&quot;;[.C32];CONCATENATE([.C32];&quot; / &quot;;[.E3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3]=&quot;&quot;;[.C33];CONCATENATE([.C33];&quot; / &quot;;[.E3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4]=&quot;&quot;;[.C34];CONCATENATE([.C34];&quot; / &quot;;[.E3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5]=&quot;&quot;;[.C35];CONCATENATE([.C35];&quot; / &quot;;[.E3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6]=&quot;&quot;;[.C36];CONCATENATE([.C36];&quot; / &quot;;[.E3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7]=&quot;&quot;;[.C37];CONCATENATE([.C37];&quot; / &quot;;[.E3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8]=&quot;&quot;;[.C38];CONCATENATE([.C38];&quot; / &quot;;[.E3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39]=&quot;&quot;;[.C39];CONCATENATE([.C39];&quot; / &quot;;[.E3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40]=&quot;&quot;;[.C40];CONCATENATE([.C40];&quot; / &quot;;[.E4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41]=&quot;&quot;;[.C41];CONCATENATE([.C41];&quot; / &quot;;[.E4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2]=&quot;&quot;;[.C42];CONCATENATE([.C42];&quot; / &quot;;[.E4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3]=&quot;&quot;;[.C43];CONCATENATE([.C43];&quot; / &quot;;[.E4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4]=&quot;&quot;;[.C44];CONCATENATE([.C44];&quot; / &quot;;[.E4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5]=&quot;&quot;;[.C45];CONCATENATE([.C45];&quot; / &quot;;[.E4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6]=&quot;&quot;;[.C46];CONCATENATE([.C46];&quot; / &quot;;[.E4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7]=&quot;&quot;;[.C47];CONCATENATE([.C47];&quot; / &quot;;[.E4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8]=&quot;&quot;;[.C48];CONCATENATE([.C48];&quot; / &quot;;[.E4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9]=&quot;&quot;;[.C49];CONCATENATE([.C49];&quot; / &quot;;[.E4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50]=&quot;&quot;;[.C50];CONCATENATE([.C50];&quot; / &quot;;[.E5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1]=&quot;&quot;;[.C51];CONCATENATE([.C51];&quot; / &quot;;[.E5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2]=&quot;&quot;;[.C52];CONCATENATE([.C52];&quot; / &quot;;[.E5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53]=&quot;&quot;;[.C53];CONCATENATE([.C53];&quot; / &quot;;[.E5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4]=&quot;&quot;;[.C54];CONCATENATE([.C54];&quot; / &quot;;[.E5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31">
            <text:p>31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4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9];[.B29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9];[.B29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6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6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2019/12/20</text:date>, <text:time>09:24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20T09:24:36.44</dc:date>
    <dc:creator>iwabuchi ken</dc:creator>
    <meta:editing-duration>P14DT23H17M3S</meta:editing-duration>
    <meta:editing-cycles>5984</meta:editing-cycles>
    <meta:document-statistic meta:table-count="1" meta:cell-count="771" meta:object-count="0"/>
  </office:meta>
</office:document-meta>
</file>